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style:text-properties style:font-name="Times New Roman" fo:font-weight="bold" officeooo:rsid="000fe498" officeooo:paragraph-rsid="000fe498" style:font-weight-asian="bold" style:font-weight-complex="bold"/>
    </style:style>
    <style:style style:name="P6" style:family="paragraph" style:parent-style-name="Standard">
      <style:text-properties style:font-name="Times New Roman"/>
    </style:style>
    <style:style style:name="P7" style:family="paragraph" style:parent-style-name="Text_20_body">
      <style:text-properties style:font-name="Times New Roman"/>
    </style:style>
    <style:style style:name="P8" style:family="paragraph" style:parent-style-name="Standard">
      <style:paragraph-properties fo:line-height="200%" fo:text-align="center" style:justify-single-word="false"/>
      <style:text-properties style:font-name="Times New Roman" style:text-underline-style="none" officeooo:paragraph-rsid="000fe498"/>
    </style:style>
    <style:style style:name="P9" style:family="paragraph" style:parent-style-name="Contents_20_5">
      <style:paragraph-properties>
        <style:tab-stops>
          <style:tab-stop style:position="16.51cm" style:type="right" style:leader-style="dotted" style:leader-text="."/>
        </style:tab-stops>
      </style:paragraph-properties>
    </style:style>
    <style:style style:name="P10" style:family="paragraph" style:parent-style-name="Standard">
      <style:paragraph-properties fo:text-align="start" style:justify-single-word="false"/>
    </style:style>
    <style:style style:name="P11" style:family="paragraph" style:parent-style-name="Contents_20_5">
      <style:paragraph-properties>
        <style:tab-stops>
          <style:tab-stop style:position="16.51cm" style:type="right" style:leader-style="dotted" style:leader-text="."/>
        </style:tab-stops>
      </style:paragraph-properties>
    </style:style>
    <style:style style:name="P12" style:family="paragraph" style:parent-style-name="Heading_20_5">
      <style:text-properties style:font-name="Times New Roman" fo:font-weight="normal" officeooo:rsid="000fe498" style:font-weight-asian="normal" style:font-weight-complex="normal"/>
    </style:style>
    <style:style style:name="P13" style:family="paragraph" style:parent-style-name="Heading_20_5">
      <style:text-properties style:font-name="Times New Roman"/>
    </style:style>
    <style:style style:name="P14" style:family="paragraph" style:parent-style-name="Heading_20_5">
      <style:text-properties style:font-name="Arial2"/>
    </style:style>
    <style:style style:name="P15" style:family="paragraph" style:parent-style-name="Heading_20_5">
      <style:paragraph-properties fo:break-before="page"/>
    </style:style>
    <style:style style:name="P16" style:family="paragraph" style:parent-style-name="Standard">
      <style:text-properties style:font-name="Times New Roman"/>
    </style:style>
    <style:style style:name="P17"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18"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ada41" officeooo:paragraph-rsid="001ada41" style:text-blinking="false" style:font-size-asian="12pt" style:font-size-complex="12pt" loext:padding="0cm" loext:border="none"/>
    </style:style>
    <style:style style:name="P19" style:family="paragraph" style:parent-style-name="Standard">
      <style:paragraph-properties fo:text-align="start" style:justify-single-word="false"/>
      <style:text-properties officeooo:paragraph-rsid="001ada41"/>
    </style:style>
    <style:style style:name="P20" style:family="paragraph" style:parent-style-name="Text_20_body">
      <style:paragraph-properties fo:text-align="start" style:justify-single-word="false"/>
      <style:text-properties style:font-name="Arial2"/>
    </style:style>
    <style:style style:name="P21" style:family="paragraph" style:parent-style-name="Text_20_body">
      <style:text-properties style:font-name="Arial2"/>
    </style:style>
    <style:style style:name="P22" style:family="paragraph" style:parent-style-name="Text_20_body">
      <style:text-properties style:font-name="Arial2" officeooo:rsid="001ada41" officeooo:paragraph-rsid="001ada41"/>
    </style:style>
    <style:style style:name="P23" style:family="paragraph" style:parent-style-name="Text_20_body">
      <style:text-properties style:font-name="Arial2" officeooo:paragraph-rsid="001ada41"/>
    </style:style>
    <style:style style:name="T1" style:family="text">
      <style:text-properties officeooo:rsid="00115ebd"/>
    </style:style>
    <style:style style:name="T2" style:family="text">
      <style:text-properties style:text-underline-style="solid" style:text-underline-width="auto" style:text-underline-color="font-color"/>
    </style:style>
    <style:style style:name="T3" style:family="text">
      <style:text-properties officeooo:rsid="001ada41"/>
    </style:style>
    <style:style style:name="T4" style:family="text">
      <style:text-properties style:font-name="Arial2" officeooo:rsid="001ada4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GA2-240202501-AA1-EV01 - <text:span text:style-name="T3">Chronicle</text:span> <text:s/></text:p>
      <text:p text:style-name="P3"/>
      <text:p text:style-name="P3"/>
      <text:p text:style-name="P4">Juan luis Becquet Martínez</text:p>
      <text:p text:style-name="P4">Servicio Nacional de Aprendizaje</text:p>
      <text:p text:style-name="P4">(2721441)Análisis y desarrollo de software</text:p>
      <text:p text:style-name="P18">Alejandra Patricia Toba Mendoza</text:p>
      <text:p text:style-name="P4"><text:span text:style-name="T3">06 </text:span>de <text:span text:style-name="T3">septiembre </text:span>de 2023</text:p>
      <text:p text:style-name="P4"/>
      <text:p text:style-name="P8"/>
      <text:p text:style-name="P2"/>
      <text:p text:style-name="P2"/>
      <text:p text:style-name="P2"/>
      <text:p text:style-name="P2"/>
      <text:p text:style-name="P1"/>
      <text:p text:style-name="P1"/>
      <text:p text:style-name="P1"/>
      <text:p text:style-name="P1"/>
      <text:p text:style-name="P1"/>
      <text:h text:style-name="P12" text:outline-level="5"><text:soft-page-break/></text:h>
      <text:p text:style-name="P1"/>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1"><text:a xlink:type="simple" xlink:href="#__RefHeading___Toc304_1053638341" text:style-name="Index_20_Link" text:visited-style-name="Index_20_Link">Title: Alan Turing: The Codebreaker and Computer Pioneer<text:tab/>3</text:a></text:p>
          <text:p text:style-name="P11"><text:a xlink:type="simple" xlink:href="#__RefHeading___Toc306_1053638341" text:style-name="Index_20_Link" text:visited-style-name="Index_20_Link">Bibliography<text:tab/>5</text:a></text:p>
        </text:index-body>
      </text:table-of-content>
      <text:p text:style-name="P1"/>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text:bookmark-start text:name="__RefHeading___Toc6042_3978837294"/><text:bookmark-end text:name="__RefHeading___Toc6042_3978837294"/></text:p>
      <text:p text:style-name="P10"/>
      <text:h text:style-name="P14" text:outline-level="5"><text:soft-page-break/></text:h>
      <text:h text:style-name="P14" text:outline-level="5"><text:bookmark-start text:name="__RefHeading___Toc304_1053638341"/>Title: Alan Turing: The Codebreaker and Computer Pioneer<text:bookmark-end text:name="__RefHeading___Toc304_1053638341"/></text:h>
      <text:p text:style-name="P19"/>
      <text:p text:style-name="P20">Chapter 1: A Precocious Prodigy (1912-1930)</text:p>
      <text:p text:style-name="P21">On June 23, 1912, in the bustling heart of London, a child named Alan Mathison Turing was born to Julius and Sara Turing. From a tender age, it was evident that young Alan possessed a formidable intellect. Raised in a family that valued learning and encouraged his curiosity, his journey towards greatness had begun.</text:p>
      <text:p text:style-name="P21">Chapter 2: The Scholar of Cambridge (1930-1935)</text:p>
      <text:p text:style-name="P21">Alan's academic journey led him to the prestigious University of Cambridge. There, he honed his mathematical talents and developed a reputation for his unconventional thinking. Immersed in the world of academia, he was profoundly influenced by the works of Kurt Gödel and Alonzo Church, setting the stage for his groundbreaking contributions to the field of computation.</text:p>
      <text:p text:style-name="P21">Chapter 3: Unraveling the Enigma (1939-1945)</text:p>
      <text:p text:style-name="P21">The outbreak of World War II ushered in a new chapter in Turing's life. He joined the Government Code and Cypher School at Bletchley Park, where he was instrumental in deciphering the codes generated by the formidable German Enigma machine. Turing's ingenious creation, the "Bombe," revolutionized code-breaking efforts, significantly hastening the Allied victory and saving countless lives.</text:p>
      <text:p text:style-name="P21">Chapter 4: Pioneering the Computer Age (1945-1950)</text:p>
      <text:p text:style-name="P21">Turing's post-war years were marked by a relentless pursuit of understanding computation. He conceived the idea of a universal machine capable of simulating any other machine's functions, a concept that became the cornerstone of modern computer science. In 1936, his seminal paper, "On Computable Numbers," laid the theoretical foundation for what we now know as the Turing Machine.</text:p>
      <text:p text:style-name="P21">Chapter 5: A Life Marred by Prejudice (1952-1954)</text:p>
      <text:p text:style-name="P21">Despite his monumental achievements, Turing faced personal adversity. His homosexuality, openly acknowledged in a society that criminalized it, led to his arrest in 1952. Given the choice between imprisonment and hormonal therapy, Turing chose the latter, which took a toll on his health and well-being.</text:p>
      <text:p text:style-name="P21">On June 7, 1954, the world lost Alan Turing, a brilliant mind silenced far too soon. He was 41 years old. His tragic end was a stark reminder of the societal prejudices of his era.</text:p>
      <text:p text:style-name="P21"><text:soft-page-break/>Chapter 6: A Resurrected Legacy (1954-Present)</text:p>
      <text:p text:style-name="P21">In the years following his death, Turing's work gained the recognition it deserved. His ideas and concepts laid the foundation for the development of modern computer science and artificial intelligence. In 2009, the British government issued a formal apology for his unjust treatment, and in 2013, Queen Elizabeth II posthumously pardoned him.</text:p>
      <text:p text:style-name="P21">Today, Alan Turing's legacy shines brighter than ever. His groundbreaking contributions to science and technology continue to shape our world. The Alan Turing Institute, founded in 2015, stands as a living testament to his enduring influence.</text:p>
      <text:h text:style-name="P15" text:outline-level="5" text:is-list-header="true"><text:bookmark-start text:name="__RefHeading___Toc306_1053638341"/>Bibliography<text:bookmark-end text:name="__RefHeading___Toc306_1053638341"/></text:h>
      <text:p text:style-name="P23"><text:span text:style-name="T3">Leavitt, David. "The Man Who Knew Too Much: Alan Turing and the Invention of the Computer." W.W. Norton &amp; Company, 2006.</text:span></text:p>
      <text:p text:style-name="P23">Gandy, Robin. "Alan Turing: His Work and Impact." Elsevier, 2013.</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2T16:37:00</meta:creation-date>
    <dc:date>2023-09-06T22:54:19.617000000</dc:date>
    <meta:editing-duration>PT7H23M49S</meta:editing-duration>
    <meta:editing-cycles>12</meta:editing-cycles>
    <meta:generator>LibreOffice/7.5.3.2$Windows_X86_64 LibreOffice_project/9f56dff12ba03b9acd7730a5a481eea045e468f3</meta:generator>
    <meta:initial-creator>sena santander</meta:initial-creator>
    <meta:document-statistic meta:table-count="0" meta:image-count="0" meta:object-count="0" meta:page-count="5" meta:paragraph-count="28" meta:word-count="511" meta:character-count="3332" meta:non-whitespace-character-count="2845"/>
  </office:meta>
</office:document-meta>
</file>